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41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asting</text:p>
          </table:table-cell>
          <table:table-cell office:value-type="string">
            <text:p>http://data.ordnancesurvey.co.uk/ontology/spatialrelations/easting</text:p>
          </table:table-cell>
        </table:table-row>
        <table:table-row table:style-name="ro1">
          <table:table-cell table:style-name="ce1" office:value-type="string">
            <text:p>gssCode</text:p>
          </table:table-cell>
          <table:table-cell office:value-type="string">
            <text:p>http://data.ordnancesurvey.co.uk/ontology/admingeo/gssCode</text:p>
          </table:table-cell>
        </table:table-row>
        <table:table-row table:style-name="ro1">
          <table:table-cell table:style-name="ce1" office:value-type="string">
            <text:p>hasAreaCode</text:p>
          </table:table-cell>
          <table:table-cell office:value-type="string">
            <text:p>http://data.ordnancesurvey.co.uk/ontology/admingeo/hasAreaCode</text:p>
          </table:table-cell>
        </table:table-row>
        <table:table-row table:style-name="ro1">
          <table:table-cell table:style-name="ce1" office:value-type="string">
            <text:p>hasCensusCode</text:p>
          </table:table-cell>
          <table:table-cell office:value-type="string">
            <text:p>http://data.ordnancesurvey.co.uk/ontology/admingeo/hasCensusCode</text:p>
          </table:table-cell>
        </table:table-row>
        <table:table-row table:style-name="ro1">
          <table:table-cell table:style-name="ce1" office:value-type="string">
            <text:p>hasUnitId</text:p>
          </table:table-cell>
          <table:table-cell office:value-type="string">
            <text:p>http://data.ordnancesurvey.co.uk/ontology/admingeo/hasUnitID</text:p>
          </table:table-cell>
        </table:table-row>
        <table:table-row table:style-name="ro1">
          <table:table-cell table:style-name="ce1" office:value-type="string">
            <text:p>hectares</text:p>
          </table:table-cell>
          <table:table-cell office:value-type="string">
            <text:p>http://data.ordnancesurvey.co.uk/ontology/geometry/hectares</text:p>
          </table:table-cell>
        </table:table-row>
        <table:table-row table:style-name="ro1">
          <table:table-cell table:style-name="ce1" office:value-type="string">
            <text:p>label</text:p>
          </table:table-cell>
          <table:table-cell office:value-type="string">
            <text:p>http://www.w3.org/2000/01/rdf-schema#label</text:p>
          </table:table-cell>
        </table:table-row>
        <table:table-row table:style-name="ro1">
          <table:table-cell table:style-name="ce1" office:value-type="string">
            <text:p>LH</text:p>
          </table:table-cell>
          <table:table-cell office:value-type="string">
            <text:p>http://data.ordnancesurvey.co.uk/ontology/postcode/LH</text:p>
          </table:table-cell>
        </table:table-row>
        <table:table-row table:style-name="ro1">
          <table:table-cell table:style-name="ce1" office:value-type="string">
            <text:p>northing</text:p>
          </table:table-cell>
          <table:table-cell office:value-type="string">
            <text:p>http://data.ordnancesurvey.co.uk/ontology/spatialrelations/northing</text:p>
          </table:table-cell>
        </table:table-row>
        <table:table-row table:style-name="ro1">
          <table:table-cell table:style-name="ce1" office:value-type="string">
            <text:p>notation</text:p>
          </table:table-cell>
          <table:table-cell office:value-type="string">
            <text:p>http://www.w3.org/2004/02/skos/core#notation</text:p>
          </table:table-cell>
        </table:table-row>
        <table:table-row table:style-name="ro1">
          <table:table-cell table:style-name="ce1" office:value-type="string">
            <text:p>point</text:p>
          </table:table-cell>
          <table:table-cell office:value-type="string">
            <text:p>http://www.georss.org/georss/point</text:p>
          </table:table-cell>
        </table:table-row>
        <table:table-row table:style-name="ro1">
          <table:table-cell table:style-name="ce1" office:value-type="string">
            <text:p>PQ</text:p>
          </table:table-cell>
          <table:table-cell office:value-type="string">
            <text:p>http://data.ordnancesurvey.co.uk/ontology/postcode/PQ</text:p>
          </table:table-cell>
        </table:table-row>
        <table:table-row table:style-name="ro1">
          <table:table-cell table:style-name="ce1" office:value-type="string">
            <text:p>prefLabel</text:p>
          </table:table-cell>
          <table:table-cell office:value-type="string">
            <text:p>http://www.w3.org/2004/02/skos/core#prefLabel</text:p>
          </table:table-cell>
        </table:table-row>
        <table:table-row table:style-name="ro1">
          <table:table-cell table:style-name="ce1" office:value-type="string">
            <text:p>RH</text:p>
          </table:table-cell>
          <table:table-cell office:value-type="string">
            <text:p>http://data.ordnancesurvey.co.uk/ontology/postcode/RH</text:p>
          </table:table-cell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http://www.w3.org/1999/02/22-rdf-syntax-ns#type</text:p>
          </table:table-cell>
        </table:table-row>
        <table:table-row table:style-name="ro2" table:number-rows-repeated="104856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Ayers</meta:initial-creator>
    <meta:creation-date>2013-09-25T09:44:08</meta:creation-date>
    <meta:generator>LibreOffice/4.0.2.2$Linux_x86 LibreOffice_project/400m0$Build-2</meta:generator>
    <meta:document-statistic meta:table-count="1" meta:cell-count="30" meta:object-count="0"/>
  </office:meta>
</office:document-meta>
</file>